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578E003920147FF2565.jpg" manifest:media-type="image/jpeg"/>
  <manifest:file-entry manifest:full-path="Pictures/10000000000003E800000578AF50A61447AC967D.jpg" manifest:media-type="image/jpeg"/>
  <manifest:file-entry manifest:full-path="Pictures/10000000000003E800000578A00697FF372F27B1.jpg" manifest:media-type="image/jpeg"/>
  <manifest:file-entry manifest:full-path="Pictures/10000000000003E80000057896201A94A6E6D115.jpg" manifest:media-type="image/jpeg"/>
  <manifest:file-entry manifest:full-path="Pictures/10000000000003E80000057854CAD81CA7E30218.jpg" manifest:media-type="image/jpeg"/>
  <manifest:file-entry manifest:full-path="Pictures/10000000000003E800000578EB4E76A20C667D5E.jpg" manifest:media-type="image/jpeg"/>
  <manifest:file-entry manifest:full-path="Pictures/10000000000003E800000578814851DB3A1960A2.jpg" manifest:media-type="image/jpeg"/>
  <manifest:file-entry manifest:full-path="Pictures/10000000000003E8000005787155EE9DD3E344EB.jpg" manifest:media-type="image/jpeg"/>
  <manifest:file-entry manifest:full-path="Pictures/10000000000003E8000005782F5C845006410869.jpg" manifest:media-type="image/jpeg"/>
  <manifest:file-entry manifest:full-path="Pictures/10000000000003E8000005786083515A1D716C26.jpg" manifest:media-type="image/jpeg"/>
  <manifest:file-entry manifest:full-path="Pictures/10000000000003E80000057888D65AAA42543E9E.jpg" manifest:media-type="image/jpeg"/>
  <manifest:file-entry manifest:full-path="Pictures/10000000000003E80000057841FFDD40D5AC835A.jpg" manifest:media-type="image/jpeg"/>
  <manifest:file-entry manifest:full-path="Pictures/10000000000003E800000578EF172FC5DC7A0C55.jpg" manifest:media-type="image/jpeg"/>
  <manifest:file-entry manifest:full-path="Pictures/10000000000003E800000578909C5D95D51FE91D.jpg" manifest:media-type="image/jpeg"/>
  <manifest:file-entry manifest:full-path="Pictures/10000000000003E800000578621DA7BC6E1E5002.jpg" manifest:media-type="image/jpeg"/>
  <manifest:file-entry manifest:full-path="Pictures/10000000000003E800000578297A506E3AE27EF2.jpg" manifest:media-type="image/jpeg"/>
  <manifest:file-entry manifest:full-path="Pictures/10000000000003E800000578044D9D125206BFED.jpg" manifest:media-type="image/jpeg"/>
  <manifest:file-entry manifest:full-path="Pictures/10000000000003E80000057832FE258AB98AEBEF.jpg" manifest:media-type="image/jpeg"/>
  <manifest:file-entry manifest:full-path="Pictures/10000000000003E8000005783248AC825A9F44E0.jpg" manifest:media-type="image/jpeg"/>
  <manifest:file-entry manifest:full-path="Pictures/10000000000003E80000057853D764C104D7FDC4.jpg" manifest:media-type="image/jpeg"/>
  <manifest:file-entry manifest:full-path="Pictures/10000000000003E800000578457D5A4A8DE99C0D.jpg" manifest:media-type="image/jpeg"/>
  <manifest:file-entry manifest:full-path="Pictures/10000000000003E800000578BB80BED3DA350532.jpg" manifest:media-type="image/jpeg"/>
  <manifest:file-entry manifest:full-path="Pictures/10000000000003E80000057862F9579AFC21D5C4.jpg" manifest:media-type="image/jpeg"/>
  <manifest:file-entry manifest:full-path="Pictures/10000000000003E80000057814448BE0E8860DC9.jpg" manifest:media-type="image/jpeg"/>
  <manifest:file-entry manifest:full-path="Pictures/10000000000003E80000057824A22865929B1FE0.jpg" manifest:media-type="image/jpeg"/>
  <manifest:file-entry manifest:full-path="Pictures/10000000000003E800000578CD36494276A398E0.jpg" manifest:media-type="image/jpeg"/>
  <manifest:file-entry manifest:full-path="Pictures/10000000000003E800000578E226C513FD6A09FE.jpg" manifest:media-type="image/jpeg"/>
  <manifest:file-entry manifest:full-path="Pictures/10000000000003E8000005781ED2862BD440D14B.jpg" manifest:media-type="image/jpeg"/>
  <manifest:file-entry manifest:full-path="Pictures/10000000000003E8000005783360F61E10D959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49cm" svg:height="8.889cm" svg:x="13.651cm" svg:y="18.9cm">
          <draw:image xlink:href="Pictures/10000000000003E800000578A00697FF372F27B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251cm" svg:y="19.011cm">
          <draw:image xlink:href="Pictures/10000000000003E800000578A00697FF372F27B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951cm" svg:y="18.911cm">
          <draw:image xlink:href="Pictures/10000000000003E800000578814851DB3A1960A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9.911cm">
          <draw:image xlink:href="Pictures/10000000000003E8000005787155EE9DD3E344EB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9.911cm">
          <draw:image xlink:href="Pictures/10000000000003E80000057888D65AAA42543E9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0.011cm">
          <draw:image xlink:href="Pictures/10000000000003E8000005782F5C84500641086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951cm" svg:y="1.011cm">
          <draw:image xlink:href="Pictures/10000000000003E80000057854CAD81CA7E3021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5cm" svg:y="1.011cm">
          <draw:image xlink:href="Pictures/10000000000003E80000057896201A94A6E6D115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.111cm">
          <draw:image xlink:href="Pictures/10000000000003E800000578E003920147FF2565.jpg" xlink:type="simple" xlink:show="embed" xlink:actuate="onLoad" loext:mime-type="image/jpe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349cm" svg:height="8.889cm" svg:x="13.951cm" svg:y="19.1cm">
          <draw:image xlink:href="Pictures/10000000000003E8000005786083515A1D716C26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6cm" svg:y="19.111cm">
          <draw:image xlink:href="Pictures/10000000000003E800000578909C5D95D51FE91D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151cm" svg:y="19.211cm">
          <draw:image xlink:href="Pictures/10000000000003E800000578621DA7BC6E1E500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0.2cm">
          <draw:image xlink:href="Pictures/10000000000003E800000578297A506E3AE27EF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0.111cm">
          <draw:image xlink:href="Pictures/10000000000003E800000578044D9D125206BFED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0.1cm">
          <draw:image xlink:href="Pictures/10000000000003E800000578044D9D125206BFED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.111cm">
          <draw:image xlink:href="Pictures/10000000000003E80000057832FE258AB98AEBEF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.111cm">
          <draw:image xlink:href="Pictures/10000000000003E80000057832FE258AB98AEBEF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.111cm">
          <draw:image xlink:href="Pictures/10000000000003E800000578A00697FF372F27B1.jpg" xlink:type="simple" xlink:show="embed" xlink:actuate="onLoad" loext:mime-type="image/jpe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6.349cm" svg:height="8.889cm" svg:x="13.951cm" svg:y="19cm">
          <draw:image xlink:href="Pictures/10000000000003E800000578EF172FC5DC7A0C55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8.911cm">
          <draw:image xlink:href="Pictures/10000000000003E8000005783248AC825A9F44E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9cm">
          <draw:image xlink:href="Pictures/10000000000003E8000005783248AC825A9F44E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951cm" svg:y="10.011cm">
          <draw:image xlink:href="Pictures/10000000000003E80000057853D764C104D7FDC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6cm" svg:y="9.9cm">
          <draw:image xlink:href="Pictures/10000000000003E800000578EB4E76A20C667D5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151cm" svg:y="9.9cm">
          <draw:image xlink:href="Pictures/10000000000003E800000578EB4E76A20C667D5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4cm" svg:y="1.011cm">
          <draw:image xlink:href="Pictures/10000000000003E800000578457D5A4A8DE99C0D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6cm" svg:y="1.011cm">
          <draw:image xlink:href="Pictures/10000000000003E80000057841FFDD40D5AC835A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151cm" svg:y="1.011cm">
          <draw:image xlink:href="Pictures/10000000000003E800000578BB80BED3DA350532.jpg" xlink:type="simple" xlink:show="embed" xlink:actuate="onLoad" loext:mime-type="image/jpe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6.349cm" svg:height="8.889cm" svg:x="14.1cm" svg:y="0.911cm">
          <draw:image xlink:href="Pictures/10000000000003E80000057862F9579AFC21D5C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651cm" svg:y="1.011cm">
          <draw:image xlink:href="Pictures/10000000000003E800000578AF50A61447AC967D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151cm" svg:y="1.111cm">
          <draw:image xlink:href="Pictures/10000000000003E80000057814448BE0E8860DC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9.111cm">
          <draw:image xlink:href="Pictures/10000000000003E80000057824A22865929B1FE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851cm" svg:y="19.111cm">
          <draw:image xlink:href="Pictures/10000000000003E800000578CD36494276A398E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0.111cm">
          <draw:image xlink:href="Pictures/10000000000003E800000578E226C513FD6A09F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51cm" svg:y="10.1cm">
          <draw:image xlink:href="Pictures/10000000000003E8000005781ED2862BD440D14B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851cm" svg:y="10cm">
          <draw:image xlink:href="Pictures/10000000000003E8000005783360F61E10D9596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30T08:56:39.482000000</meta:creation-date>
    <dc:date>2022-12-30T08:59:11.210000000</dc:date>
    <meta:editing-duration>PT2M32S</meta:editing-duration>
    <meta:editing-cycles>1</meta:editing-cycles>
    <meta:document-statistic meta:object-count="35"/>
    <meta:generator>LibreOffice/6.2.6.2$Windows_X86_64 LibreOffice_project/684e730861356e74889dfe6dbddd3562aae2e6ad</meta:generator>
  </office:meta>
</office:document-meta>
</file>